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0f4dc1" officeooo:paragraph-rsid="0015cb92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5cb92" officeooo:paragraph-rsid="0015cb92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f4dc1" officeooo:paragraph-rsid="0015cb92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f4dc1" officeooo:paragraph-rsid="0015cb92" style:font-weight-asian="bold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variant="normal" fo:text-transform="none" fo:color="#333333" fo:font-size="9pt" fo:letter-spacing="normal" fo:font-style="normal" fo:font-weight="normal" officeooo:rsid="0015cb92" officeooo:paragraph-rsid="0015cb92" style:font-weight-asian="normal" style:font-weight-complex="normal"/>
    </style:style>
    <style:style style:name="P6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333333" fo:font-size="9pt" fo:letter-spacing="normal" fo:font-style="normal" fo:font-weight="normal"/>
    </style:style>
    <style:style style:name="P7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333333" fo:font-size="9pt" fo:letter-spacing="normal" fo:font-style="normal" fo:font-weight="bold" style:font-weight-asian="bold" style:font-weight-complex="bold"/>
    </style:style>
    <style:style style:name="P8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333333" fo:font-size="9pt" fo:letter-spacing="normal" fo:font-style="normal" fo:font-weight="bold" officeooo:rsid="0015cb92" officeooo:paragraph-rsid="0015cb9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cb92" style:font-weight-asian="bold" style:font-weight-complex="bold"/>
    </style:style>
    <style:style style:name="T3" style:family="text">
      <style:text-properties officeooo:rsid="0015cb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AD ve Squid Entegrasyon</text:span> Test<text:span text:style-name="T3">i</text:span></text:p>
      <text:p text:style-name="P4"/>
      <text:p text:style-name="P4"/>
      <text:p text:style-name="P1">Bu dökümanda <text:span text:style-name="T3">squid ve ad entegrasyonu için test adımlarını içerir.</text:span></text:p>
      <text:p text:style-name="P1"/>
      <text:p text:style-name="P2">Kurulum ve kullanım adımlar izlenerek proxy sunucusu kurulur. </text:p>
      <text:p text:style-name="P2"/>
      <text:p text:style-name="P2">Kurulum tamamlandıktan sonra proxy sunucusunun ad ye join durumu aşağıdaki komutlar ile gözlenir.</text:p>
      <text:p text:style-name="P2"/>
      <text:p text:style-name="P2">Join control için</text:p>
      <text:p text:style-name="P2"/>
      <text:p text:style-name="P5"><text:span text:style-name="T1">$ wbinfo -t</text:span> <text:s/></text:p>
      <text:p text:style-name="P5"/>
      <text:p text:style-name="Standard">ya da </text:p>
      <text:p text:style-name="P6"/>
      <text:p text:style-name="P6"><text:span text:style-name="T2">$ </text:span><text:span text:style-name="T1">net ads testjoin</text:span> </text:p>
      <text:p text:style-name="P6"/>
      <text:p text:style-name="Standard">Join Bilgisini almak için</text:p>
      <text:p text:style-name="P6"/>
      <text:p text:style-name="P7"><text:span text:style-name="T3">$ </text:span>net ads info </text:p>
      <text:p text:style-name="P7"/>
      <text:p text:style-name="Standard">Grup listelemek için</text:p>
      <text:p text:style-name="P7"/>
      <text:p text:style-name="P7"><text:span text:style-name="T3">$ </text:span>wbinfo -g </text:p>
      <text:p text:style-name="P7"/>
      <text:p text:style-name="Standard">ya da </text:p>
      <text:p text:style-name="P8"/>
      <text:p text:style-name="P7"><text:span text:style-name="T3">$ </text:span>getent group # Group listeleme.</text:p>
      <text:p text:style-name="P7"/>
      <text:p text:style-name="Standard">Kullanıcı listelemek için</text:p>
      <text:p text:style-name="P7"/>
      <text:p text:style-name="P7"><text:span text:style-name="T3">$ </text:span>getent passwd #User listeleme.</text:p>
      <text:p text:style-name="P7"/>
      <text:p text:style-name="Standard">Yetkilendirme testi</text:p>
      <text:p text:style-name="P7"/>
      <text:p text:style-name="P7"><text:span text:style-name="T3">$ </text:span>ntlm_auth --username=administrator --password='labris123!' --domain=labristeknoloji.com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6:02:48.459295173</meta:creation-date>
    <dc:date>2018-11-30T16:10:31.536885137</dc:date>
    <meta:editing-duration>PT7M43S</meta:editing-duration>
    <meta:editing-cycles>1</meta:editing-cycles>
    <meta:document-statistic meta:table-count="0" meta:image-count="0" meta:object-count="0" meta:page-count="1" meta:paragraph-count="18" meta:word-count="88" meta:character-count="586" meta:non-whitespace-character-count="510"/>
    <meta:generator>LibreOffice/5.1.6.2$Linux_X86_64 LibreOffice_project/10m0$Build-2</meta:generator>
  </office:meta>
</office:document-meta>
</file>